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4cm"/>
      <style:paragraph-properties style:writing-mode="lr-tb"/>
    </style:style>
    <style:style style:name="gr2" style:family="graphic" style:parent-style-name="objectwithoutfill">
      <style:graphic-properties svg:stroke-color="#3465a4"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92cm" fo:min-width="2.0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26cm" fo:min-width="1.8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4.79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08cm" fo:min-width="5.616cm"/>
    </style:style>
    <style:style style:name="gr7" style:family="graphic" style:parent-style-name="standard">
      <style:graphic-properties draw:textarea-horizontal-align="justify" draw:textarea-vertical-align="middle" draw:auto-grow-height="false" fo:min-height="3.326cm" fo:min-width="3.586cm"/>
      <style:paragraph-properties style:writing-mode="lr-tb"/>
    </style:style>
    <style:style style:name="gr8" style:family="graphic" style:parent-style-name="objectwithoutfill">
      <style:graphic-properties svg:stroke-color="#3465a4" draw:marker-end="Rounded_20_short_20_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6cm" fo:min-width="3.08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39cm" fo:min-width="2.157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9cm" fo:min-width="3.63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29cm" fo:min-width="5.864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152cm" fo:min-width="10.688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.22cm" fo:min-width="11.37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29cm" fo:min-width="7.18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26cm" fo:min-width="11.3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712cm" fo:min-width="3.99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52cm" fo:min-width="10.80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29cm" fo:min-width="3.74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2.04cm"/>
      <style:paragraph-properties style:writing-mode="lr-tb"/>
    </style:style>
    <style:style style:name="gr22" style:family="graphic" style:parent-style-name="objectwithoutfill">
      <style:graphic-properties svg:stroke-color="#000000" draw:marker-end="Double_20_Arrow" draw:marker-end-width="0.3cm" draw:fill="solid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objectwithoutfill">
      <style:graphic-properties svg:stroke-color="#3465a4" draw:marker-end="Rounded_20_short_20_Arrow" draw:marker-end-width="0.3cm" draw:fill="solid" draw:textarea-vertical-align="middle"/>
    </style:style>
    <style:style style:name="gr25" style:family="graphic" style:parent-style-name="objectwithoutfill">
      <style:graphic-properties svg:stroke-color="#000000" draw:marker-end="Double_20_Arrow" draw:marker-end-width="0.3cm" draw:fill="solid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529cm" fo:min-width="5.49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792cm" fo:min-width="2.73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643cm" fo:min-width="4.2cm"/>
      <style:paragraph-properties style:writing-mode="lr-tb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3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211cm" fo:min-width="12.83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47cm" fo:min-width="4.8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322cm" fo:min-width="5.85cm"/>
      <style:paragraph-properties style:writing-mode="lr-tb"/>
    </style:style>
    <style:style style:name="gr3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0.291cm" fo:min-width="8.803cm" fo:padding-top="0.165cm" fo:padding-bottom="0.165cm" fo:padding-left="0.29cm" fo:padding-right="0.29cm"/>
    </style:style>
    <style:style style:name="gr35" style:family="graphic" style:parent-style-name="standard">
      <style:graphic-properties draw:textarea-horizontal-align="justify" draw:textarea-vertical-align="middle" draw:auto-grow-height="false" fo:min-height="0.926cm" fo:min-width="3.61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554cm" fo:min-width="3.946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021cm" fo:min-width="2.53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83cm" fo:min-width="1.27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692cm" fo:min-width="1.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266cm" fo:min-width="3.94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3" style:family="graphic" style:parent-style-name="objectwithoutfill">
      <style:graphic-properties svg:stroke-color="#000000" draw:marker-end="" draw:marker-end-width="0.3cm" draw:fill="solid" draw:textarea-vertical-align="middle"/>
      <style:paragraph-properties style:writing-mode="lr-tb"/>
    </style:style>
    <style:style style:name="gr44" style:family="graphic" style:parent-style-name="objectwithoutfill" style:list-style-name="L1">
      <style:graphic-properties svg:stroke-color="#000000" draw:marker-end="Double_20_Arrow" draw:marker-end-width="0.3cm" draw:fill="solid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2pt" fo:background-color="#ffffff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  <style:text-properties fo:font-size="16pt" fo:background-color="#ffffff" style:font-size-asian="16pt" style:font-size-complex="16pt"/>
    </style:style>
    <style:style style:name="P8" style:family="paragraph">
      <loext:graphic-properties draw:fill="none"/>
      <style:paragraph-properties fo:text-align="center" style:writing-mode="lr-tb"/>
      <style:text-properties fo:font-size="16pt" fo:background-color="#ffffff" style:font-size-asian="16pt" style:font-size-complex="16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6pt" fo:background-color="#ffffff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234cm" svg:x="41.559cm" svg:y="32.224cm">
          <draw:text-box>
            <text:p>Control</text:p>
          </draw:text-box>
        </draw:frame>
        <draw:connector draw:style-name="gr2" draw:text-style-name="P3" draw:layer="layout" draw:type="line" svg:x1="24.376cm" svg:y1="10.753cm" svg:x2="30.399cm" svg:y2="18.907cm" draw:start-shape="id1" draw:start-glue-point="1" draw:end-shape="id2" draw:end-glue-point="5" svg:d="M24376 10753l6023 8154" svg:viewBox="0 0 6024 8155">
          <text:p text:style-name="P2"><text:span text:style-name="T1">JSON Filename</text:span></text:p>
          <text:p text:style-name="P2"><text:span text:style-name="T1">Img Uploaded?</text:span></text:p>
          <text:p text:style-name="P2"><text:span text:style-name="T1">Img Filename</text:span></text:p>
          <text:p text:style-name="P2"><text:span text:style-name="T1">(Translated JSON Filename)</text:span></text:p>
          <text:p text:style-name="P2"><text:span text:style-name="T1"/></text:p>
        </draw:connector>
        <draw:custom-shape draw:style-name="gr3" draw:text-style-name="P4" xml:id="id13" draw:id="id13" draw:layer="layout" svg:width="2.54cm" svg:height="2.54cm" svg:x="9.385cm" svg:y="15.082cm">
          <text:p text:style-name="P4">Raw</text:p>
          <text:p text:style-name="P4">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2.54cm" svg:height="1.27cm" svg:x="9.218cm" svg:y="3.316cm">
          <text:p text:style-name="P4">/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54cm" svg:height="1.27cm" svg:x="5.916cm" svg:y="3.317cm">
          <text:p text:style-name="P4">/Im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5.715cm" svg:height="1.27cm" svg:x="5.916cm" svg:y="1.808cm">
          <text:p text:style-name="P4">Upload 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22" draw:id="id22" draw:layer="layout" svg:width="6.604cm" svg:height="3.302cm" svg:x="5.535cm" svg:y="1.55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" draw:id="id9" draw:layer="layout" svg:width="2.54cm" svg:height="2.54cm" svg:x="5.881cm" svg:y="15.083cm">
          <text:p text:style-name="P4">Im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xml:id="id1" draw:id="id1" draw:layer="layout" svg:width="5.08cm" svg:height="4.445cm" svg:x="19.296cm" svg:y="8.531cm">
          <text:p text:style-name="P4">Submissions</text:p>
          <text:p text:style-name="P4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3" draw:layer="layout" draw:type="line" svg:x1="14.141cm" svg:y1="6.904cm" svg:x2="19.296cm" svg:y2="10.753cm" draw:start-shape="id3" draw:start-glue-point="7" draw:end-shape="id1" draw:end-glue-point="3" svg:d="M14141 6904l5155 3849" svg:viewBox="0 0 5156 3850">
          <text:p text:style-name="P2"><text:span text:style-name="T1">Customer ID</text:span></text:p>
          <text:p text:style-name="P2"><text:span text:style-name="T1">Img_Uploaded?</text:span></text:p>
          <text:p text:style-name="P2"><text:span text:style-name="T1">JSON_Uploaded?</text:span></text:p>
          <text:p text:style-name="P2"><text:span text:style-name="T1">Timestamp</text:span></text:p>
          <text:p text:style-name="P2"><text:span text:style-name="T1">Img Filename</text:span></text:p>
          <text:p text:style-name="P2"><text:span text:style-name="T1">JSON Filename</text:span></text:p>
        </draw:connector>
        <draw:custom-shape draw:style-name="gr9" draw:text-style-name="P6" draw:layer="layout" svg:width="5.08cm" svg:height="1.27cm" svg:x="32.147cm" svg:y="2.308cm">
          <text:p text:style-name="P6"><text:span text:style-name="T2">checkout.session.complet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4" xml:id="id4" draw:id="id4" draw:layer="layout" svg:width="3.302cm" svg:height="2.223cm" svg:x="1.027cm" svg:y="2.333cm">
          <text:p text:style-name="P4">IP 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1" draw:text-style-name="P3" draw:layer="layout" draw:type="line" svg:x1="3.486cm" svg:y1="6.904cm" svg:x2="2.678cm" svg:y2="4.556cm" draw:start-shape="id3" draw:start-glue-point="5" draw:end-shape="id4" draw:end-glue-point="2" svg:d="M3486 6904l-808-2348" svg:viewBox="0 0 809 2349">
          <text:p text:style-name="P2"><text:span text:style-name="T1">Increment # uploads</text:span></text:p>
          <text:p text:style-name="P2"><text:span text:style-name="T1">Check for abuse</text:span></text:p>
        </draw:connector>
        <draw:custom-shape draw:style-name="gr12" draw:text-style-name="P4" xml:id="id2" draw:id="id2" draw:layer="layout" svg:width="6.923cm" svg:height="1.778cm" svg:x="30.399cm" svg:y="18.018cm">
          <text:p text:style-name="P4">TeX Generat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4" xml:id="id3" draw:id="id3" draw:layer="layout" svg:width="10.655cm" svg:height="1.778cm" svg:x="3.486cm" svg:y="6.015cm">
          <text:p text:style-name="P4">Upload Hand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text-style-name="P8" xml:id="id16" draw:id="id16" draw:layer="layout" svg:width="11.187cm" svg:height="4.551cm" svg:x="5.117cm" svg:y="13.497cm">
          <text:p text:style-name="P7"><text:span text:style-name="T3">Raw Bucket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9" xml:id="id24" draw:id="id24" draw:layer="layout" svg:width="12.827cm" svg:height="4.826cm" svg:x="31.873cm" svg:y="1.254cm">
          <text:p text:style-name="P4">Stripe Webhooks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4" xml:id="id5" draw:id="id5" draw:layer="layout" svg:width="12.868cm" svg:height="1.778cm" svg:x="31.797cm" svg:y="11.785cm">
          <text:p text:style-name="P4">Webhook Hand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3" draw:layer="layout" draw:type="line" svg:x1="31.797cm" svg:y1="12.674cm" svg:x2="24.376cm" svg:y2="10.753cm" draw:start-shape="id5" draw:start-glue-point="5" draw:end-shape="id1" draw:end-glue-point="1" svg:d="M31797 12674l-7421-1921" svg:viewBox="0 0 7422 1922">
          <text:p text:style-name="P2"><text:span text:style-name="T1">Customer ID</text:span></text:p>
          <text:p text:style-name="P2"><text:span text:style-name="T1">Checked out?</text:span></text:p>
          <text:p text:style-name="P2"><text:span text:style-name="T1">PaymentID</text:span></text:p>
        </draw:connector>
        <draw:custom-shape draw:style-name="gr9" draw:text-style-name="P6" draw:layer="layout" svg:width="5.08cm" svg:height="1.27cm" svg:x="35.748cm" svg:y="3.509cm">
          <text:p text:style-name="P6"><text:span text:style-name="T2">payment_intent.creat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6" draw:layer="layout" svg:width="5.08cm" svg:height="1.27cm" svg:x="39.449cm" svg:y="4.61cm">
          <text:p text:style-name="P6"><text:span text:style-name="T2">payment_intent.successfu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xml:id="id25" draw:id="id25" draw:layer="layout" svg:width="12.827cm" svg:height="1.27cm" svg:x="31.846cm" svg:y="8.021cm">
          <text:p text:style-name="P4">Webhook 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4" xml:id="id6" draw:id="id6" draw:layer="layout" svg:width="5.588cm" svg:height="3.683cm" svg:x="39.111cm" svg:y="17.984cm">
          <text:p text:style-name="P4">Payment</text:p>
          <text:p text:style-name="P4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4" draw:layer="layout" svg:width="2.54cm" svg:height="2.54cm" svg:x="31.154cm" svg:y="36.24cm">
          <text:p text:style-name="P4">Te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xml:id="id10" draw:id="id10" draw:layer="layout" svg:width="2.54cm" svg:height="2.54cm" svg:x="27.65cm" svg:y="36.241cm">
          <text:p text:style-name="P4">Resized</text:p>
          <text:p text:style-name="P4">JP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8" xml:id="id17" draw:id="id17" draw:layer="layout" svg:width="11.303cm" svg:height="4.551cm" svg:x="27.086cm" svg:y="34.655cm">
          <text:p text:style-name="P7"><text:span text:style-name="T3">TeX Bucket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2.54cm" svg:height="2.54cm" svg:x="34.755cm" svg:y="36.241cm">
          <text:p text:style-name="P4">TeX(en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3" draw:layer="layout" draw:type="line" svg:x1="44.665cm" svg:y1="12.674cm" svg:x2="41.905cm" svg:y2="17.984cm" draw:start-shape="id5" draw:start-glue-point="7" draw:end-shape="id6" draw:end-glue-point="0" svg:d="M44665 12674l-2760 5310" svg:viewBox="0 0 2761 5311">
          <text:p text:style-name="P2"><text:span text:style-name="T1">Payment ID</text:span></text:p>
          <text:p text:style-name="P2"><text:span text:style-name="T1">Amount</text:span></text:p>
          <text:p text:style-name="P2"><text:span text:style-name="T1">Currency</text:span></text:p>
          <text:p text:style-name="P2"><text:span text:style-name="T1">Successful?</text:span></text:p>
        </draw:connector>
        <draw:custom-shape draw:style-name="gr20" draw:text-style-name="P4" xml:id="id8" draw:id="id8" draw:layer="layout" svg:width="7.112cm" svg:height="1.778cm" svg:x="3.159cm" svg:y="29.448cm">
          <text:p text:style-name="P4">Image Resizer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4" xml:id="id7" draw:id="id7" draw:layer="layout" svg:width="5.08cm" svg:height="3.048cm" svg:x="15.097cm" svg:y="28.178cm">
          <text:p text:style-name="P4">Image</text:p>
          <text:p text:style-name="P4">Upload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3" draw:layer="layout" draw:type="line" svg:x1="15.097cm" svg:y1="29.702cm" svg:x2="10.271cm" svg:y2="30.337cm" draw:start-shape="id7" draw:start-glue-point="5" draw:end-shape="id8" draw:end-glue-point="7" svg:d="M15097 29702l-4826 635" svg:viewBox="0 0 4827 636">
          <text:p text:style-name="P2"><text:span text:style-name="T1">Yes</text:span></text:p>
          <text:p text:style-name="P2"><text:span text:style-name="T1">Image Filename</text:span></text:p>
        </draw:connector>
        <draw:connector draw:style-name="gr23" draw:text-style-name="P10" draw:layer="layout" draw:type="line" svg:x1="7.151cm" svg:y1="17.473cm" svg:x2="6.715cm" svg:y2="29.448cm" draw:start-shape="id9" draw:start-glue-point="6" draw:end-shape="id8" draw:end-glue-point="4" svg:d="M7151 17473l-436 11975" svg:viewBox="0 0 437 11976">
          <text:p/>
        </draw:connector>
        <draw:connector draw:style-name="gr24" draw:text-style-name="P11" draw:layer="layout" draw:type="line" svg:x1="6.715cm" svg:y1="31.226cm" svg:x2="28.92cm" svg:y2="36.241cm" draw:start-shape="id8" draw:start-glue-point="6" draw:end-shape="id10" draw:end-glue-point="4" svg:d="M6715 31226l22205 5015" svg:viewBox="0 0 22206 5016">
          <text:p/>
        </draw:connector>
        <draw:custom-shape draw:style-name="gr21" draw:text-style-name="P4" xml:id="id11" draw:id="id11" draw:layer="layout" svg:width="5.08cm" svg:height="3.048cm" svg:x="23.987cm" svg:y="25.384cm">
          <text:p text:style-name="P4">Needs</text:p>
          <text:p text:style-name="P4">Transla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10" draw:layer="layout" draw:type="line" svg:x1="33.861cm" svg:y1="19.796cm" svg:x2="29.067cm" svg:y2="26.908cm" draw:start-shape="id2" draw:start-glue-point="6" draw:end-shape="id11" draw:end-glue-point="7" svg:d="M33861 19796l-4794 7112" svg:viewBox="0 0 4795 7113">
          <text:p/>
        </draw:connector>
        <draw:custom-shape draw:style-name="gr26" draw:text-style-name="P4" xml:id="id12" draw:id="id12" draw:layer="layout" svg:width="10.033cm" svg:height="1.778cm" svg:x="9.763cm" svg:y="23.733cm">
          <text:p text:style-name="P4">JSON Translat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2" draw:text-style-name="P3" draw:layer="layout" draw:type="line" svg:x1="23.987cm" svg:y1="26.908cm" svg:x2="14.78cm" svg:y2="25.511cm" draw:start-shape="id11" draw:start-glue-point="5" draw:end-shape="id12" draw:end-glue-point="6" svg:d="M23987 26908l-9207-1397" svg:viewBox="0 0 9208 1398">
          <text:p text:style-name="P2"><text:span text:style-name="T1">Yes</text:span></text:p>
          <text:p text:style-name="P2"><text:span text:style-name="T1">(Raw JSON Filename)</text:span></text:p>
        </draw:connector>
        <draw:connector draw:style-name="gr23" draw:text-style-name="P10" draw:layer="layout" draw:type="line" svg:x1="10.655cm" svg:y1="17.472cm" svg:x2="14.78cm" svg:y2="23.733cm" draw:start-shape="id13" draw:start-glue-point="6" draw:end-shape="id12" draw:end-glue-point="4" svg:d="M10655 17472l4125 6261" svg:viewBox="0 0 4126 6262">
          <text:p/>
        </draw:connector>
        <draw:custom-shape draw:style-name="gr27" draw:text-style-name="P4" xml:id="id14" draw:id="id14" draw:layer="layout" svg:width="3.237cm" svg:height="2.54cm" svg:x="12.689cm" svg:y="15.083cm">
          <text:p text:style-name="P4">Translated</text:p>
          <text:p text:style-name="P4">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4" draw:text-style-name="P10" draw:layer="layout" draw:type="line" svg:x1="14.78cm" svg:y1="23.733cm" svg:x2="14.308cm" svg:y2="17.473cm" draw:start-shape="id12" draw:start-glue-point="4" draw:end-shape="id14" draw:end-glue-point="6" svg:d="M14780 23733l-472-6260" svg:viewBox="0 0 473 6261">
          <text:p/>
        </draw:connector>
        <draw:custom-shape draw:style-name="gr28" draw:text-style-name="P4" xml:id="id15" draw:id="id15" draw:layer="layout" svg:width="4.699cm" svg:height="3.175cm" svg:x="7.096cm" svg:y="20.05cm">
          <text:p text:style-name="P4">AWS Translate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9" draw:text-style-name="P10" draw:layer="layout" draw:type="line" svg:x1="9.763cm" svg:y1="24.622cm" svg:x2="9.446cm" svg:y2="22.89cm" draw:start-shape="id12" draw:start-glue-point="5" draw:end-shape="id15" draw:end-glue-point="6" svg:d="M9763 24622l-317-1732" svg:viewBox="0 0 318 1733">
          <text:p/>
        </draw:connector>
        <draw:connector draw:style-name="gr30" draw:text-style-name="P3" draw:layer="layout" draw:type="line" svg:x1="16.304cm" svg:y1="15.773cm" svg:x2="30.399cm" svg:y2="18.907cm" draw:start-shape="id16" draw:start-glue-point="8" draw:end-shape="id2" draw:end-glue-point="5" svg:d="M16304 15773l14095 3134" svg:viewBox="0 0 14096 3135">
          <text:p text:style-name="P2"><text:span text:style-name="T1">Raw JSON</text:span></text:p>
          <text:p text:style-name="P2"><text:span text:style-name="T1">(Translated JSON)</text:span></text:p>
        </draw:connector>
        <draw:connector draw:style-name="gr22" draw:text-style-name="P3" draw:layer="layout" draw:type="line" svg:x1="19.796cm" svg:y1="24.622cm" svg:x2="30.399cm" svg:y2="18.907cm" draw:start-shape="id12" draw:start-glue-point="7" draw:end-shape="id2" draw:end-glue-point="5" svg:d="M19796 24622l10603-5715" svg:viewBox="0 0 10604 5716">
          <text:p text:style-name="P2"><text:span text:style-name="T1">(Customer ID)</text:span></text:p>
          <text:p text:style-name="P2"><text:span text:style-name="T1">(Translated)</text:span></text:p>
        </draw:connector>
        <draw:connector draw:style-name="gr8" draw:text-style-name="P3" draw:layer="layout" draw:type="line" svg:x1="19.796cm" svg:y1="24.622cm" svg:x2="21.836cm" svg:y2="12.976cm" draw:start-shape="id12" draw:start-glue-point="7" draw:end-shape="id1" draw:end-glue-point="2" svg:d="M19796 24622l2040-11646" svg:viewBox="0 0 2041 11647">
          <text:p text:style-name="P2"><text:span text:style-name="T1">(Translated</text:span></text:p>
          <text:p text:style-name="P2"><text:span text:style-name="T1">JSON Filename)</text:span></text:p>
        </draw:connector>
        <draw:custom-shape draw:style-name="gr20" draw:text-style-name="P4" xml:id="id18" draw:id="id18" draw:layer="layout" svg:width="7.112cm" svg:height="1.778cm" svg:x="15.478cm" svg:y="35.925cm">
          <text:p text:style-name="P4">Internal Email</text:p>
          <text:p text:style-name="P4">Generator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3" draw:layer="layout" draw:type="line" svg:x1="33.861cm" svg:y1="19.796cm" svg:x2="32.738cm" svg:y2="34.655cm" draw:start-shape="id2" draw:start-glue-point="6" draw:end-shape="id17" draw:end-glue-point="5" svg:d="M33861 19796l-1123 14859" svg:viewBox="0 0 1124 14860">
          <text:p text:style-name="P2"><text:span text:style-name="T1">Original TeX</text:span></text:p>
          <text:p text:style-name="P2"><text:span text:style-name="T1">(Translated TeX)</text:span></text:p>
        </draw:connector>
        <draw:connector draw:style-name="gr8" draw:text-style-name="P3" draw:layer="layout" draw:type="line" svg:x1="27.086cm" svg:y1="36.931cm" svg:x2="22.59cm" svg:y2="36.814cm" draw:start-shape="id17" draw:start-glue-point="6" draw:end-shape="id18" draw:end-glue-point="7" svg:d="M27086 36931l-4496-117" svg:viewBox="0 0 4497 118">
          <text:p text:style-name="P2"><text:span text:style-name="T1">All TeX</text:span></text:p>
          <text:p text:style-name="P2"><text:span text:style-name="T1">JPG</text:span></text:p>
        </draw:connector>
        <draw:custom-shape draw:style-name="gr28" draw:text-style-name="P4" xml:id="id19" draw:id="id19" draw:layer="layout" svg:width="4.699cm" svg:height="3.175cm" svg:x="3.032cm" svg:y="37.449cm">
          <text:p text:style-name="P4">AWS SE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2" draw:text-style-name="P3" draw:layer="layout" draw:type="line" svg:x1="15.478cm" svg:y1="36.814cm" svg:x2="7.731cm" svg:y2="39.037cm" draw:start-shape="id18" draw:start-glue-point="5" draw:end-shape="id19" draw:end-glue-point="7" svg:d="M15478 36814l-7747 2223" svg:viewBox="0 0 7748 2224">
          <text:p text:style-name="P2"><text:span text:style-name="T1">Zip File</text:span></text:p>
        </draw:connector>
        <draw:custom-shape draw:style-name="gr31" draw:text-style-name="P4" xml:id="id20" draw:id="id20" draw:layer="layout" svg:width="13.335cm" svg:height="3.461cm" svg:x="9.246cm" svg:y="41.232cm">
          <text:p text:style-name="P4">Human copy editor, re-translator or advisor</text:p>
          <text:p text:style-name="P4">Local TeX Compilation (XeLaTeX)</text:p>
          <text:p text:style-name="P4">Human formatting check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draw:type="line" svg:x1="5.382cm" svg:y1="40.289cm" svg:x2="9.246cm" svg:y2="42.963cm" draw:start-shape="id19" draw:start-glue-point="6" draw:end-shape="id20" draw:end-glue-point="5" svg:d="M5382 40289l3864 2674" svg:viewBox="0 0 3865 2675">
          <text:p text:style-name="P2"><text:span text:style-name="T1">Email</text:span></text:p>
        </draw:connector>
        <draw:custom-shape draw:style-name="gr32" draw:text-style-name="P12" xml:id="id21" draw:id="id21" draw:layer="layout" svg:width="5.334cm" svg:height="1.397cm" svg:x="16.681cm" svg:y="1.024cm">
          <text:p text:style-name="P12"><text:span text:style-name="T4">Submit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draw:type="line" svg:x1="16.681cm" svg:y1="1.723cm" svg:x2="12.139cm" svg:y2="3.205cm" draw:start-shape="id21" draw:start-glue-point="5" draw:end-shape="id22" draw:end-glue-point="7" svg:d="M16681 1723l-4542 1482" svg:viewBox="0 0 4543 1483">
          <text:p text:style-name="P2"><text:span text:style-name="T1">Form Data</text:span></text:p>
          <text:p text:style-name="P2"><text:span text:style-name="T1">Image</text:span></text:p>
        </draw:connector>
        <draw:custom-shape draw:style-name="gr28" draw:text-style-name="P4" xml:id="id23" draw:id="id23" draw:layer="layout" svg:width="4.699cm" svg:height="3.175cm" svg:x="25.752cm" svg:y="2.062cm">
          <text:p text:style-name="P4">Stripe Checkou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2" draw:text-style-name="P3" draw:layer="layout" draw:type="line" svg:x1="22.015cm" svg:y1="1.723cm" svg:x2="25.752cm" svg:y2="3.65cm" draw:start-shape="id21" draw:start-glue-point="7" draw:end-shape="id23" draw:end-glue-point="5" svg:d="M22015 1723l3737 1927" svg:viewBox="0 0 3738 1928">
          <text:p text:style-name="P2"><text:span text:style-name="T1">Customer rerouted</text:span></text:p>
        </draw:connector>
        <draw:connector draw:style-name="gr25" draw:text-style-name="P10" draw:layer="layout" draw:type="line" svg:x1="30.451cm" svg:y1="3.65cm" svg:x2="31.873cm" svg:y2="3.667cm" draw:start-shape="id23" draw:start-glue-point="7" draw:end-shape="id24" draw:end-glue-point="5" svg:d="M30451 3650l1422 17" svg:viewBox="0 0 1423 18">
          <text:p/>
        </draw:connector>
        <draw:connector draw:style-name="gr25" draw:text-style-name="P10" draw:layer="layout" draw:type="line" svg:x1="8.837cm" svg:y1="4.856cm" svg:x2="8.814cm" svg:y2="6.015cm" draw:start-shape="id22" draw:start-glue-point="6" draw:end-shape="id3" draw:end-glue-point="4" svg:d="M8837 4856l-23 1159" svg:viewBox="0 0 24 1160">
          <text:p/>
        </draw:connector>
        <draw:connector draw:style-name="gr23" draw:text-style-name="P10" draw:layer="layout" draw:type="line" svg:x1="8.814cm" svg:y1="7.793cm" svg:x2="7.151cm" svg:y2="15.083cm" draw:start-shape="id3" draw:start-glue-point="6" draw:end-shape="id9" draw:end-glue-point="4" svg:d="M8814 7793l-1663 7290" svg:viewBox="0 0 1664 7291">
          <text:p/>
        </draw:connector>
        <draw:connector draw:style-name="gr23" draw:text-style-name="P10" draw:layer="layout" draw:type="line" svg:x1="8.814cm" svg:y1="7.793cm" svg:x2="10.655cm" svg:y2="15.082cm" draw:start-shape="id3" draw:start-glue-point="6" draw:end-shape="id13" svg:d="M8814 7793l1841 7289" svg:viewBox="0 0 1842 7290">
          <text:p/>
        </draw:connector>
        <draw:connector draw:style-name="gr25" draw:text-style-name="P10" draw:layer="layout" draw:type="line" svg:x1="38.287cm" svg:y1="6.08cm" svg:x2="38.26cm" svg:y2="8.021cm" draw:start-shape="id24" draw:start-glue-point="6" draw:end-shape="id25" draw:end-glue-point="4" svg:d="M38287 6080l-27 1941" svg:viewBox="0 0 28 1942">
          <text:p/>
        </draw:connector>
        <draw:connector draw:style-name="gr25" draw:text-style-name="P10" draw:layer="layout" draw:type="line" svg:x1="38.26cm" svg:y1="9.291cm" svg:x2="38.231cm" svg:y2="11.785cm" draw:start-shape="id25" draw:start-glue-point="6" draw:end-shape="id5" draw:end-glue-point="4" svg:d="M38260 9291l-29 2494" svg:viewBox="0 0 30 2495">
          <text:p/>
        </draw:connector>
        <draw:connector draw:style-name="gr22" draw:text-style-name="P3" draw:layer="layout" draw:type="line" svg:x1="38.231cm" svg:y1="13.563cm" svg:x2="33.861cm" svg:y2="18.018cm" draw:start-shape="id5" draw:start-glue-point="6" draw:end-shape="id2" draw:end-glue-point="4" svg:d="M38231 13563l-4370 4455" svg:viewBox="0 0 4371 4456">
          <text:p text:style-name="P2"><text:span text:style-name="T1">Customer ID</text:span></text:p>
          <text:p text:style-name="P2"><text:span text:style-name="T1">Not Translated</text:span></text:p>
        </draw:connector>
        <draw:custom-shape draw:style-name="gr3" draw:text-style-name="P4" xml:id="id26" draw:id="id26" draw:layer="layout" svg:width="2.54cm" svg:height="2.54cm" svg:x="27.253cm" svg:y="41.632cm">
          <text:p text:style-name="P4">Final</text:p>
          <text:p text:style-name="P4">PD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3" draw:text-style-name="P10" draw:layer="layout" draw:type="line" svg:x1="22.581cm" svg:y1="42.963cm" svg:x2="27.253cm" svg:y2="42.902cm" draw:start-shape="id20" draw:start-glue-point="7" draw:end-shape="id26" draw:end-glue-point="5" svg:d="M22581 42963l4672-61" svg:viewBox="0 0 4673 62">
          <text:p/>
        </draw:connector>
        <draw:custom-shape draw:style-name="gr33" draw:text-style-name="P12" xml:id="id27" draw:id="id27" draw:layer="layout" svg:width="6.35cm" svg:height="2.572cm" svg:x="37.811cm" svg:y="41.621cm">
          <text:p text:style-name="P12"><text:span text:style-name="T4">Custo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3" draw:layer="layout" draw:type="line" svg:x1="29.793cm" svg:y1="42.902cm" svg:x2="37.811cm" svg:y2="42.907cm" draw:start-shape="id26" draw:start-glue-point="7" draw:end-shape="id27" draw:end-glue-point="5" svg:d="M29793 42902l8018 5" svg:viewBox="0 0 8019 6">
          <text:p text:style-name="P2"><text:span text:style-name="T1">Email</text:span></text:p>
        </draw:connector>
        <draw:custom-shape draw:style-name="gr34" draw:text-style-name="P5" draw:layer="layout" svg:width="9.303cm" svg:height="10.541cm" svg:x="35.417cm" svg:y="23.2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445cm" svg:height="1.27cm" svg:x="36.149cm" svg:y="25.084cm">
          <text:p text:style-name="P4">API Endpo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4" draw:layer="layout" svg:width="4.445cm" svg:height="1.524cm" svg:x="36.184cm" svg:y="26.724cm">
          <text:p text:style-name="P4">S3 Bucke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4" draw:layer="layout" svg:width="5.08cm" svg:height="1.27cm" svg:x="35.922cm" svg:y="31.602cm">
          <text:p text:style-name="P4">AWS Lambd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4" draw:layer="layout" svg:width="1.778cm" svg:height="2.032cm" svg:x="41.975cm" svg:y="27.757cm">
          <text:p text:style-name="P4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4" draw:layer="layout" svg:width="2.286cm" svg:height="2.413cm" svg:x="41.794cm" svg:y="24.783cm">
          <text:p text:style-name="P4">DDB</text:p>
          <text:p text:style-name="P4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0" draw:text-style-name="P1" draw:layer="layout" svg:width="2.921cm" svg:height="0.962cm" svg:x="36.173cm" svg:y="23.46cm">
          <draw:text-box>
            <text:p>Key:</text:p>
          </draw:text-box>
        </draw:frame>
        <draw:custom-shape draw:style-name="gr41" draw:text-style-name="P4" draw:layer="layout" svg:width="4.445cm" svg:height="2.54cm" svg:x="36.23cm" svg:y="28.513cm">
          <text:p text:style-name="P4">Other</text:p>
          <text:p text:style-name="P4">Servic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3" draw:text-style-name="P10" draw:layer="layout" svg:x1="41.64cm" svg:y1="30.699cm" svg:x2="44.307cm" svg:y2="30.699cm">
          <text:p/>
        </draw:line>
        <draw:frame draw:style-name="gr40" draw:text-style-name="P1" draw:layer="layout" svg:width="2.032cm" svg:height="0.962cm" svg:x="41.894cm" svg:y="30.699cm">
          <draw:text-box>
            <text:p>Data</text:p>
          </draw:text-box>
        </draw:frame>
        <draw:line draw:style-name="gr25" draw:text-style-name="P10" draw:layer="layout" svg:x1="41.64cm" svg:y1="32.224cm" svg:x2="44.307cm" svg:y2="32.224cm">
          <text:p/>
        </draw:line>
        <draw:custom-shape draw:style-name="gr42" draw:text-style-name="P2" xml:id="id28" draw:id="id28" draw:layer="layout" svg:width="0.254cm" svg:height="0.254cm" svg:x="23.906cm" svg:y="29.74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3" draw:text-style-name="P3" draw:layer="layout" draw:type="line" svg:x1="26.527cm" svg:y1="28.432cm" svg:x2="24.123cm" svg:y2="29.785cm" draw:start-shape="id11" draw:start-glue-point="6" draw:end-shape="id28" draw:end-glue-point="11" svg:d="M26527 28432l-2404 1353" svg:viewBox="0 0 2405 1354">
          <text:p text:style-name="P2"><text:span text:style-name="T1">No</text:span></text:p>
        </draw:connector>
        <draw:connector draw:style-name="gr25" draw:text-style-name="P10" draw:layer="layout" draw:type="line" svg:x1="23.906cm" svg:y1="29.875cm" svg:x2="20.177cm" svg:y2="29.702cm" draw:start-shape="id28" draw:start-glue-point="6" draw:end-shape="id7" draw:end-glue-point="7" svg:d="M23906 29875l-3729-173" svg:viewBox="0 0 3730 174">
          <text:p/>
        </draw:connector>
        <draw:connector draw:style-name="gr44" draw:text-style-name="P14" draw:layer="layout" draw:type="line" svg:x1="24.033cm" svg:y1="30.002cm" svg:x2="19.034cm" svg:y2="35.925cm" draw:start-shape="id28" draw:start-glue-point="8" draw:end-shape="id18" draw:end-glue-point="4" svg:d="M24033 30002l-4999 5923" svg:viewBox="0 0 5000 5924">
          <text:p text:style-name="P13"><text:span text:style-name="T1">Customer ID</text:span></text:p>
        </draw:connector>
        <draw:connector draw:style-name="gr30" draw:text-style-name="P14" draw:layer="layout" draw:type="lines" draw:line-skew="-16.398cm -12.961cm" svg:x1="19.296cm" svg:y1="10.753cm" svg:x2="15.478cm" svg:y2="36.814cm" draw:start-shape="id1" draw:start-glue-point="3" draw:end-shape="id18" draw:end-glue-point="5" svg:d="M19296 10753h-16899l-381 26061h13462" svg:viewBox="0 0 17281 26062">
          <text:p text:style-name="P13"><text:span text:style-name="T1">TeX File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text:p text:style-name="P13"><text:span text:style-name="T1">Resized Image File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text:p text:style-name="P13"><text:span text:style-name="T1">(Translated TeX Filenam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4:09:14.249301728</meta:creation-date>
    <dc:date>2020-10-01T13:46:29.687137329</dc:date>
    <meta:editing-duration>PT2H9M50S</meta:editing-duration>
    <meta:editing-cycles>18</meta:editing-cycles>
    <meta:generator>LibreOffice/6.4.6.2$Linux_X86_64 LibreOffice_project/40$Build-2</meta:generator>
    <meta:document-statistic meta:object-count="83"/>
  </office:meta>
</office:document-meta>
</file>